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0f747" officeooo:paragraph-rsid="0010f7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Open Bread Bag.</text:p>
      <text:p text:style-name="P1"><text:tab/>a) reference bag opening protocol.</text:p>
      <text:p text:style-name="P1"/>
      <text:p text:style-name="P1">2) Remove two slices of bread and place bread on small plate / do not stack bread.</text:p>
      <text:p text:style-name="P1"><text:tab/>a) reference bread + plate diagram.</text:p>
      <text:p text:style-name="P1"/>
      <text:p text:style-name="P1">3) Open Peanut Butter Jar.</text:p>
      <text:p text:style-name="P1"><text:tab/>a) reference jar opening protocol.</text:p>
      <text:p text:style-name="P1"/>
      <text:p text:style-name="P1">4) Open Jelly Jar.</text:p>
      <text:p text:style-name="P1"><text:tab/>a) reference jar opening protocol.</text:p>
      <text:p text:style-name="P1"/>
      <text:p text:style-name="P1">5) Grip knife by handle.</text:p>
      <text:p text:style-name="P1"/>
      <text:p text:style-name="P1">6) Insert knife into peanut butter jar approximately 2”.</text:p>
      <text:p text:style-name="P1"><text:tab/>a) initiate 'scooping' protocol.</text:p>
      <text:p text:style-name="P1"/>
      <text:p text:style-name="P1">7) Using peanut butter coated knife, spread peanut butter on bread.</text:p>
      <text:p text:style-name="P1"><text:tab/>a) reference spreading protocol.</text:p>
      <text:p text:style-name="P1"/>
      <text:p text:style-name="P1">8) Repeat step #6 – peanut butter + jelly on same bread as peanut butter bread.</text:p>
      <text:p text:style-name="P1"><text:tab/>a) reference spreading protocol.</text:p>
      <text:p text:style-name="P1"/>
      <text:p text:style-name="P1">9) Stack exposed bread without peanut butter &amp; jelly onto bread containing peanut butter &amp; jell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ncing Gnome</meta:initial-creator>
    <meta:creation-date>2014-03-19T19:10:49.774218602</meta:creation-date>
    <dc:date>2014-03-19T21:30:09.061037785</dc:date>
    <dc:creator>Bouncing Gnome</dc:creator>
    <meta:editing-duration>PT2H4M8S</meta:editing-duration>
    <meta:editing-cycles>1</meta:editing-cycles>
    <meta:document-statistic meta:table-count="0" meta:image-count="0" meta:object-count="0" meta:page-count="1" meta:paragraph-count="16" meta:word-count="119" meta:character-count="707" meta:non-whitespace-character-count="596"/>
    <meta:generator>LibreOffice/4.1.3.2$Linux_x86 LibreOffice_project/410m0$Build-2</meta:generator>
  </office:meta>
</office:document-meta>
</file>